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onto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n</text:p>
          </table:table-cell>
          <table:table-cell table:style-name="Default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style-name="ce1" office:value-type="float" office:value="6.9999609" calcext:value-type="float">
            <text:p>6,9999609</text:p>
          </table:table-cell>
          <table:table-cell office:value-type="float" office:value="4.99989414" calcext:value-type="float">
            <text:p>4,999894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4.99987984" calcext:value-type="float">
            <text:p>4,99987984</text:p>
          </table:table-cell>
          <table:table-cell office:value-type="float" office:value="6.99999714" calcext:value-type="float">
            <text:p>6,999997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4.99989414" calcext:value-type="float">
            <text:p>4,99989414</text:p>
          </table:table-cell>
          <table:table-cell office:value-type="float" office:value="6.9999609" calcext:value-type="float">
            <text:p>6,9999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3:36:25.253281986</meta:creation-date>
    <dc:date>2018-01-25T00:11:00.355654006</dc:date>
    <meta:editing-duration>PT4M15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